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36c94c" officeooo:paragraph-rsid="0036c94c"/>
    </style:style>
    <style:style style:name="P2" style:family="paragraph" style:parent-style-name="Standard">
      <style:paragraph-properties fo:text-align="start" style:justify-single-word="false"/>
      <style:text-properties officeooo:rsid="003a5165" officeooo:paragraph-rsid="003a5165"/>
    </style:style>
    <style:style style:name="P3" style:family="paragraph" style:parent-style-name="Standard">
      <style:paragraph-properties fo:text-align="start" style:justify-single-word="false"/>
      <style:text-properties officeooo:rsid="003e4ad8" officeooo:paragraph-rsid="003e4ad8"/>
    </style:style>
    <style:style style:name="P4" style:family="paragraph" style:parent-style-name="Standard" style:list-style-name="L1">
      <style:paragraph-properties fo:text-align="start" style:justify-single-word="false"/>
      <style:text-properties officeooo:rsid="00388917" officeooo:paragraph-rsid="00388917"/>
    </style:style>
    <style:style style:name="P5" style:family="paragraph" style:parent-style-name="Standard" style:list-style-name="L1">
      <style:paragraph-properties fo:text-align="start" style:justify-single-word="false"/>
      <style:text-properties officeooo:rsid="003a5165" officeooo:paragraph-rsid="003a5165"/>
    </style:style>
    <style:style style:name="P6" style:family="paragraph" style:parent-style-name="Standard" style:list-style-name="L1">
      <style:paragraph-properties fo:text-align="start" style:justify-single-word="false"/>
      <style:text-properties officeooo:paragraph-rsid="003a5165"/>
    </style:style>
    <style:style style:name="P7" style:family="paragraph" style:parent-style-name="Standard" style:list-style-name="L1">
      <style:paragraph-properties fo:text-align="start" style:justify-single-word="false"/>
      <style:text-properties officeooo:rsid="0042265f" officeooo:paragraph-rsid="0042265f"/>
    </style:style>
    <style:style style:name="P8" style:family="paragraph" style:parent-style-name="Standard">
      <style:paragraph-properties fo:text-align="center" style:justify-single-word="false"/>
      <style:text-properties fo:font-weight="bold" officeooo:rsid="0036c94c" officeooo:paragraph-rsid="0036c94c" style:font-weight-asian="bold" style:font-weight-complex="bold"/>
    </style:style>
    <style:style style:name="P9" style:family="paragraph" style:parent-style-name="Standard">
      <style:paragraph-properties fo:text-align="start" style:justify-single-word="false"/>
      <style:text-properties fo:font-weight="normal" officeooo:rsid="0045ed0f" officeooo:paragraph-rsid="0045ed0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026ca" style:font-weight-asian="bold" style:font-weight-complex="bold"/>
    </style:style>
    <style:style style:name="T3" style:family="text">
      <style:text-properties fo:font-weight="bold" officeooo:rsid="003a5165" style:font-weight-asian="bold" style:font-weight-complex="bold"/>
    </style:style>
    <style:style style:name="T4" style:family="text">
      <style:text-properties officeooo:rsid="003a5165"/>
    </style:style>
    <style:style style:name="T5" style:family="text">
      <style:text-properties style:text-underline-style="solid" style:text-underline-width="auto" style:text-underline-color="font-color" officeooo:rsid="003a5165"/>
    </style:style>
    <style:style style:name="T6" style:family="text">
      <style:text-properties officeooo:rsid="004026ca"/>
    </style:style>
    <style:style style:name="T7" style:family="text">
      <style:text-properties officeooo:rsid="0043f42f"/>
    </style:style>
    <style:style style:name="T8" style:family="text">
      <style:text-properties officeooo:rsid="0046b7ab"/>
    </style:style>
    <style:style style:name="T9" style:family="text">
      <style:text-properties officeooo:rsid="0047db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nsignes de travail en mathématiques pendant la période de confinement</text:p>
      <text:p text:style-name="P8"/>
      <text:p text:style-name="P9">J’espère que vous allez bien, ainsi que vos proches.</text:p>
      <text:p text:style-name="P9">Voici les consignes <text:span text:style-name="T8">pour les mathématiques.</text:span></text:p>
      <text:p text:style-name="P1"/>
      <text:list xml:id="list3208928447" text:style-name="L1">
        <text:list-item>
          <text:p text:style-name="P4">Chaque élève est présent aux horaires de mathématiques habituelles <text:span text:style-name="T1">sur le tchat de l’ENT</text:span></text:p>
          <text:p text:style-name="P5">Il y est invité à poser les questions liées aux exercices donné aux cours précédent.</text:p>
        </text:list-item>
        <text:list-item>
          <text:p text:style-name="P6"><text:span text:style-name="T4">Après chaque cours, vous aurez une liste d’exercices à faire, avec des indications (</text:span><text:span text:style-name="T3">fichiers en partage sur l’ENT</text:span><text:span text:style-name="T4">). Vous disposerez aussi d’un corrigé détaillé pour chaque exercice. Le but est d’essayer de faire les exercices sans les corrigés, si possible aussi sans les indications. Vous regarderez le corrigé d’un exercice </text:span><text:span text:style-name="T5">seulement après y avoir passé du temps dessus</text:span><text:span text:style-name="T4">.</text:span></text:p>
        </text:list-item>
        <text:list-item>
          <text:p text:style-name="P7">La liste des exercices à faire se retrouve comme d’habitude dans le travail à faire de pronote. Les exercices à faire pour le mercredi 18 mars sont les exercices <text:span text:style-name="T7">1, 2, 4, 8 p 324 et 13 p 325. Cinq exercices en tout, soit 1h30 à 2h de travail, comme pour une séance habituelle.</text:span></text:p>
        </text:list-item>
      </text:list>
      <text:p text:style-name="P2"/>
      <text:p text:style-name="P3">De manière à ce que vous ayez du temps pour travaille<text:span text:style-name="T9">r</text:span>, rdv mercredi 18 mars de 10h à 12h sur le tchat de l’ENT. <text:span text:style-name="T2">Vous devrez avoir fait les exercices et appris le cours, bien sûr</text:span><text:span text:style-name="T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5T09:46:06.242628633</meta:creation-date>
    <meta:generator>LibreOffice/6.3.4.2$Linux_X86_64 LibreOffice_project/30$Build-2</meta:generator>
    <dc:date>2020-03-15T17:01:51.407519597</dc:date>
    <meta:editing-duration>PT46M44S</meta:editing-duration>
    <meta:editing-cycles>60</meta:editing-cycles>
    <meta:document-statistic meta:table-count="0" meta:image-count="0" meta:object-count="0" meta:page-count="1" meta:paragraph-count="8" meta:word-count="206" meta:character-count="1169" meta:non-whitespace-character-count="975"/>
  </office:meta>
</office:document-meta>
</file>